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04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2708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1.046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1.2708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1.04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list-style-name="WWNum7">
      <style:paragraph-properties fo:margin-left="1in" fo:margin-right="0in" fo:text-indent="-0.25in" style:auto-text-indent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dn63jhalxvp1"/>Gestion de problèmes informatiques et techniques</text:p>
      <text:p text:style-name="Heading_20_1"><text:bookmark text:name="_659fczrtja0y"/>Actions</text:p>
      <text:p text:style-name="Heading_20_2"><text:bookmark text:name="_vefrgk2y587a"/>Gestion des problèmes informatiques ou techniques</text:p>
      <text:list xml:id="list2354974445" text:style-name="WWNum1">
        <text:list-item>
          <text:p text:style-name="P2">Déclaration d’un problème informatique ou technique</text:p>
        </text:list-item>
        <text:list-item>
          <text:p text:style-name="P2">Liste des problèmes</text:p>
        </text:list-item>
        <text:list-item>
          <text:p text:style-name="P2">Affichage d’un problème</text:p>
        </text:list-item>
        <text:list-item>
          <text:p text:style-name="P2">Réponse à un problème</text:p>
        </text:list-item>
        <text:list-item>
          <text:p text:style-name="P2">Requalification d’un problème</text:p>
        </text:list-item>
        <text:list-item>
          <text:p text:style-name="P2">Clôture d’un problème</text:p>
        </text:list-item>
        <text:list-item>
          <text:p text:style-name="P2">Télécharger</text:p>
        </text:list-item>
      </text:list>
      <text:p text:style-name="Heading_20_2"><text:bookmark text:name="_kzodhh4euma"/>Gestion des IPs</text:p>
      <text:list xml:id="list64711540846432" text:continue-numbering="true" text:style-name="WWNum1">
        <text:list-item>
          <text:p text:style-name="P2">Liste des IPs</text:p>
        </text:list-item>
        <text:list-item>
          <text:p text:style-name="P2">Ajout d’une IP</text:p>
        </text:list-item>
        <text:list-item>
          <text:p text:style-name="P2">Modification d’une IP</text:p>
        </text:list-item>
        <text:list-item>
          <text:p text:style-name="P2">Suppression d’une IP</text:p>
        </text:list-item>
        <text:list-item>
          <text:p text:style-name="P2">Export des IPs</text:p>
        </text:list-item>
      </text:list>
      <text:p text:style-name="Heading_20_2"><text:bookmark text:name="_u5btwmi8ul9l"/>Gestion des utilisateurs</text:p>
      <text:p text:style-name="Standard">Il y a 6 profiles d’utilisateurs : admin, prof, manager informatique (ex. DDF), technicien informatique, manager OP (ex. ATTP), OP.</text:p>
      <text:p text:style-name="Standard"/>
      <text:list xml:id="list64711538543065" text:continue-numbering="true" text:style-name="WWNum1">
        <text:list-item>
          <text:p text:style-name="P2">Liste des utilisateurs</text:p>
        </text:list-item>
        <text:list-item>
          <text:p text:style-name="P2"><text:soft-page-break/>Ajout d’un utilisateur</text:p>
        </text:list-item>
        <text:list-item>
          <text:p text:style-name="P2">Changement d’un utilisateur, y compris le mot de passe</text:p>
        </text:list-item>
        <text:list-item>
          <text:p text:style-name="P2">Suppression ou désactivation d’un utilisateur</text:p>
        </text:list-item>
      </text:list>
      <text:p text:style-name="Heading_20_2"><text:bookmark text:name="_3600jdybqiql"/>Déclaration de problème informatique</text:p>
      <text:p text:style-name="Standard">Le nom du demandeur (obligatoire) est précisé dans l’écran de connexion.</text:p>
      <text:p text:style-name="Standard"/>
      <text:list xml:id="list2415412217" text:style-name="WWNum3">
        <text:list-item>
          <text:p text:style-name="P3">Nom du site (obligatoire) : Curie, Molière</text:p>
        </text:list-item>
        <text:list-item>
          <text:p text:style-name="P3">Salle (obligatoire)</text:p>
        </text:list-item>
        <text:list-item>
          <text:p text:style-name="P3">Numéro des postes (optionnel)</text:p>
        </text:list-item>
        <text:list-item>
          <text:p text:style-name="P3">Sujet de la demande</text:p>
        </text:list-item>
        <text:list-item>
          <text:p text:style-name="P3">Description</text:p>
        </text:list-item>
      </text:list>
      <text:p text:style-name="Heading_20_2"><text:bookmark text:name="_nq4xohej5du6"/>Déclaration d’un problème technique</text:p>
      <text:p text:style-name="Standard">Le nom du demandeur (obligatoire) est précisé dans l’écran de connexion.</text:p>
      <text:p text:style-name="Standard"/>
      <text:list xml:id="list498881360" text:style-name="WWNum2">
        <text:list-item>
          <text:p text:style-name="P4">Nom du site (obligatoire) : Curie, Molière</text:p>
        </text:list-item>
        <text:list-item>
          <text:p text:style-name="P4">Lieu (obligatoire) : salle, couloir, bâtiment, espace extérieur etc.</text:p>
        </text:list-item>
        <text:list-item>
          <text:p text:style-name="P4">Sujet de la demande</text:p>
        </text:list-item>
        <text:list-item>
          <text:p text:style-name="P4">Description (chauffage, électricité, matériel cassé, entretien, propreté etc.)</text:p>
        </text:list-item>
      </text:list>
      <text:p text:style-name="Heading_20_2"><text:bookmark text:name="_2gyzo06okzhv"/>Réponse ou clôture d’un problème</text:p>
      <text:p text:style-name="Standard">Le nom du répondant (obligatoire) est précisé dans l’écran de connexion.</text:p>
      <text:p text:style-name="P9"/>
      <text:list xml:id="list64710520634071" text:continue-numbering="true" text:style-name="WWNum2">
        <text:list-item>
          <text:p text:style-name="P4"><text:soft-page-break/>Réponse</text:p>
        </text:list-item>
      </text:list>
      <text:p text:style-name="Heading_20_2"><text:bookmark text:name="_a8m1hhcdx53r"/>Ajout/modification d’une IP</text:p>
      <text:list xml:id="list64710639107299" text:continue-numbering="true" text:style-name="WWNum2">
        <text:list-item>
          <text:p text:style-name="P4">Adresse IP</text:p>
        </text:list-item>
        <text:list-item>
          <text:p text:style-name="P4">Réseau</text:p>
        </text:list-item>
        <text:list-item>
          <text:p text:style-name="P4">Nom du matériel</text:p>
        </text:list-item>
        <text:list-item>
          <text:p text:style-name="P4">Lieu</text:p>
        </text:list-item>
        <text:list-item>
          <text:p text:style-name="P4">Commentaire</text:p>
        </text:list-item>
      </text:list>
      <text:p text:style-name="P12"><text:bookmark text:name="_bixtxcfvdmzb"/>Autorisations</text:p>
      <text:p text:style-name="Standard">L’administrateur a tous les droits.</text:p>
      <text:p text:style-name="Heading_20_2"><text:bookmark text:name="_e45938ntt0n"/>Support informatiqu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 table:style-name="Table1.1">
          <table:table-cell table:style-name="Table1.A1" office:value-type="string">
            <text:p text:style-name="P10">Action</text:p>
          </table:table-cell>
          <table:table-cell table:style-name="Table1.A1" office:value-type="string">
            <text:p text:style-name="P10">Prof</text:p>
          </table:table-cell>
          <table:table-cell table:style-name="Table1.A1" office:value-type="string">
            <text:p text:style-name="P10">Tech. Info.</text:p>
          </table:table-cell>
          <table:table-cell table:style-name="Table1.A1" office:value-type="string">
            <text:p text:style-name="P10">Mgr. Info.</text:p>
          </table:table-cell>
          <table:table-cell table:style-name="Table1.A1" office:value-type="string">
            <text:p text:style-name="P10">OP</text:p>
          </table:table-cell>
          <table:table-cell table:style-name="Table1.A1" office:value-type="string">
            <text:p text:style-name="P10">Mgr. OP</text:p>
          </table:table-cell>
        </table:table-row>
        <table:table-row table:style-name="Table1.1">
          <table:table-cell table:style-name="Table1.A1" office:value-type="string">
            <text:p text:style-name="P10">Déclaration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Liste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Affichage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Réponse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Requalificatio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>Clôtur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élécharger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Heading_20_2"><text:bookmark text:name="_74m2rac1bqez"/>Support technique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row table:style-name="Table2.1">
          <table:table-cell table:style-name="Table2.A1" office:value-type="string">
            <text:p text:style-name="P1">Action</text:p>
          </table:table-cell>
          <table:table-cell table:style-name="Table2.A1" office:value-type="string">
            <text:p text:style-name="P1">Prof</text:p>
          </table:table-cell>
          <table:table-cell table:style-name="Table2.A1" office:value-type="string">
            <text:p text:style-name="P1">Tech. Info.</text:p>
          </table:table-cell>
          <table:table-cell table:style-name="Table2.A1" office:value-type="string">
            <text:p text:style-name="P1">Mgr. Info.</text:p>
          </table:table-cell>
          <table:table-cell table:style-name="Table2.A1" office:value-type="string">
            <text:p text:style-name="P1">OP</text:p>
          </table:table-cell>
          <table:table-cell table:style-name="Table2.A1" office:value-type="string">
            <text:p text:style-name="P1">Mgr. OP</text:p>
          </table:table-cell>
        </table:table-row>
        <table:table-row table:style-name="Table2.1">
          <table:table-cell table:style-name="Table2.A1" office:value-type="string">
            <text:p text:style-name="P1">Déclaration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Liste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Affichage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Réponse</text:p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Requalification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X</text:p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Clôtur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X</text:p>
          </table:table-cell>
        </table:table-row>
        <table:table-row table:style-name="Table2.1">
          <table:table-cell table:style-name="Table2.A1" office:value-type="string">
            <text:p text:style-name="P1">Télécharger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X</text:p>
          </table:table-cell>
        </table:table-row>
      </table:table>
      <text:p text:style-name="Heading_20_2"><text:bookmark text:name="_yvw23cbq4166"/>Gestion des IPs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ext:soft-page-break/>
        <table:table-row table:style-name="Table3.1">
          <table:table-cell table:style-name="Table3.A1" office:value-type="string">
            <text:p text:style-name="P1">Action</text:p>
          </table:table-cell>
          <table:table-cell table:style-name="Table3.A1" office:value-type="string">
            <text:p text:style-name="P1">Prof</text:p>
          </table:table-cell>
          <table:table-cell table:style-name="Table3.A1" office:value-type="string">
            <text:p text:style-name="P1">Tech. Info.</text:p>
          </table:table-cell>
          <table:table-cell table:style-name="Table3.A1" office:value-type="string">
            <text:p text:style-name="P1">Mgr. Info.</text:p>
          </table:table-cell>
          <table:table-cell table:style-name="Table3.A1" office:value-type="string">
            <text:p text:style-name="P1">OP</text:p>
          </table:table-cell>
          <table:table-cell table:style-name="Table3.A1" office:value-type="string">
            <text:p text:style-name="P1">Mgr. OP</text:p>
          </table:table-cell>
        </table:table-row>
        <table:table-row table:style-name="Table3.1">
          <table:table-cell table:style-name="Table3.A1" office:value-type="string">
            <text:p text:style-name="P1">Liste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X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Ajout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Modification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Suppression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Télécharge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</table:table>
      <text:p text:style-name="Heading_20_2"><text:bookmark text:name="_zdhj35vk1sgp"/>Gestion des utilisateurs</text:p>
      <text:p text:style-name="Standard">L’administrateur peut changer tous les MDP et gérer les utilisateurs.</text:p>
      <text:p text:style-name="Standard">Seul l’administrateur peut changer son MDP.</text:p>
      <text:p text:style-name="Standard">Chacun des managers peut changer son MDP et celui de son subalterne.</text:p>
      <text:p text:style-name="Heading_20_1"><text:bookmark text:name="_az725tfnalzk"/>Modèle relationnel</text:p>
      <text:p text:style-name="Heading_20_2"><text:bookmark text:name="_tx6fcfss2b8o"/>Utilisateur</text:p>
      <text:p text:style-name="Standard">Il y a une entrée par utilisateur sauf pour le rôle de prof pour lequel il y a un utilisateur générique.</text:p>
      <text:list xml:id="list2431700691" text:style-name="WWNum4">
        <text:list-item>
          <text:p text:style-name="P5">id</text:p>
        </text:list-item>
        <text:list-item>
          <text:p text:style-name="P5">nom + prénom</text:p>
        </text:list-item>
        <text:list-item>
          <text:p text:style-name="P5">mot de passe</text:p>
        </text:list-item>
        <text:list-item>
          <text:p text:style-name="P5">rôle (admin, prof, tech. info, Mgr. info., OP, Mgr. OP)</text:p>
        </text:list-item>
        <text:list-item>
          <text:p text:style-name="P5">date création</text:p>
        </text:list-item>
        <text:list-item>
          <text:p text:style-name="P5">date modification</text:p>
        </text:list-item>
        <text:list-item>
          <text:p text:style-name="P5">actif</text:p>
        </text:list-item>
      </text:list>
      <text:p text:style-name="Heading_20_2"><text:bookmark text:name="_tx547s26xnz6"/>Problème</text:p>
      <text:list xml:id="list1758920782" text:style-name="WWNum5">
        <text:list-item>
          <text:p text:style-name="P6">id</text:p>
        </text:list-item>
        <text:list-item>
          <text:p text:style-name="P6">id utilisateur</text:p>
        </text:list-item>
        <text:list-item>
          <text:p text:style-name="P6">date création</text:p>
        </text:list-item>
        <text:list-item>
          <text:p text:style-name="P6">date clôture</text:p>
        </text:list-item>
        <text:list-item>
          <text:p text:style-name="P6">type (informatique, technique)</text:p>
        </text:list-item>
        <text:list-item>
          <text:p text:style-name="P6"><text:soft-page-break/>nom + prénom si prof</text:p>
        </text:list-item>
        <text:list-item>
          <text:p text:style-name="P6">site</text:p>
        </text:list-item>
        <text:list-item>
          <text:p text:style-name="P6">lieu</text:p>
        </text:list-item>
        <text:list-item>
          <text:p text:style-name="P6">sujet</text:p>
        </text:list-item>
        <text:list-item>
          <text:p text:style-name="P6">description</text:p>
        </text:list-item>
        <text:list-item>
          <text:p text:style-name="P6">numéro des postes</text:p>
        </text:list-item>
      </text:list>
      <text:p text:style-name="Heading_20_2"><text:bookmark text:name="_dq48mnzgb4j5"/>Message</text:p>
      <text:list xml:id="list64711867720863" text:continue-numbering="true" text:style-name="WWNum5">
        <text:list-item>
          <text:p text:style-name="P6">id</text:p>
        </text:list-item>
        <text:list-item>
          <text:p text:style-name="P6">id utilisateur</text:p>
        </text:list-item>
        <text:list-item>
          <text:p text:style-name="P6">date</text:p>
        </text:list-item>
        <text:list-item>
          <text:p text:style-name="P6">nom + prénom si prof</text:p>
        </text:list-item>
        <text:list-item>
          <text:p text:style-name="P6">contenu</text:p>
        </text:list-item>
        <text:list-item>
          <text:p text:style-name="P6">clôturé (oui/non)</text:p>
        </text:list-item>
      </text:list>
      <text:p text:style-name="Heading_20_2"><text:bookmark text:name="_j7adlki4por"/>IP</text:p>
      <text:list xml:id="list64711677064530" text:continue-numbering="true" text:style-name="WWNum5">
        <text:list-item>
          <text:p text:style-name="P6">id</text:p>
        </text:list-item>
        <text:list-item>
          <text:p text:style-name="P6">date</text:p>
        </text:list-item>
        <text:list-item>
          <text:p text:style-name="P6">adresse</text:p>
        </text:list-item>
        <text:list-item>
          <text:p text:style-name="P6">nom réseau</text:p>
        </text:list-item>
        <text:list-item>
          <text:p text:style-name="P6">nom matériel</text:p>
        </text:list-item>
        <text:list-item>
          <text:p text:style-name="P6">lieu</text:p>
        </text:list-item>
        <text:list-item>
          <text:p text:style-name="P6">commentaire</text:p>
        </text:list-item>
      </text:list>
      <text:p text:style-name="Heading_20_1"><text:bookmark text:name="_vtnhj8dncy7c"/><text:soft-page-break/>Interface</text:p>
      <text:p text:style-name="Standard">Adapté pour affichage sur PC et portable.</text:p>
      <text:p text:style-name="Standard"/>
      <text:p text:style-name="Standard">Affichage d’un écran par défaut en fonction du profil d’utilisateur :</text:p>
      <text:list xml:id="list2845862135" text:style-name="WWNum6">
        <text:list-item>
          <text:p text:style-name="P7">Déclaration de problème pour les profs</text:p>
        </text:list-item>
        <text:list-item>
          <text:p text:style-name="P7">Liste des problèmes pour les autres.</text:p>
        </text:list-item>
      </text:list>
      <text:p text:style-name="Heading_20_2"><text:bookmark text:name="_ikvnwilv3vv"/>Déclaration d’un problème</text:p>
      <text:list xml:id="list22665018" text:style-name="WWNum7">
        <text:list-item>
          <text:p text:style-name="P8">Affichage de l’écran de connexion (nom + prénom, mot passe)</text:p>
          <text:list>
            <text:list-item>
              <text:p text:style-name="P11">Connexion de l’utilisateur</text:p>
            </text:list-item>
          </text:list>
        </text:list-item>
        <text:list-item>
          <text:p text:style-name="P8">Affichage des types de problèmes (informatique ou technique avec exemples)</text:p>
          <text:list>
            <text:list-item>
              <text:p text:style-name="P11">Choix du type de problème par l’utilisateur</text:p>
            </text:list-item>
          </text:list>
        </text:list-item>
        <text:list-item>
          <text:p text:style-name="P8">Affichage du formulaire correspondant au problème</text:p>
          <text:list>
            <text:list-item>
              <text:p text:style-name="P11">Saisie et envoi du formulaire par l’utilisateur</text:p>
            </text:list-item>
          </text:list>
        </text:list-item>
        <text:list-item>
          <text:p text:style-name="P8">Affichage d’un message de confirmation et d’un lien pour voir la demand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7" meta:paragraph-count="173" meta:word-count="576" meta:character-count="3206" meta:non-whitespace-character-count="2874"/>
    <meta:generator>LibreOfficeDev/6.0.5.2$Linux_X86_64 LibreOffice_project/</meta:generator>
  </office:meta>
</office:document-meta>
</file>